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95E900000B0300000598039C7A35.svg" manifest:media-type="image/svg+xml"/>
  <manifest:file-entry manifest:full-path="Pictures/100000010000001600000009F488EECB.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4618ed" officeooo:paragraph-rsid="0196f54d" style:font-size-asian="13pt" style:font-style-asian="normal" style:font-size-complex="13pt" style:font-style-complex="normal"/>
    </style:style>
    <style:style style:name="P19"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20"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1"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2"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3" style:family="paragraph" style:parent-style-name="Standard">
      <style:text-properties fo:font-size="13pt" officeooo:rsid="010f9cc7" officeooo:paragraph-rsid="010f9cc7" style:font-size-asian="13pt" style:font-size-complex="13pt"/>
    </style:style>
    <style:style style:name="P24" style:family="paragraph" style:parent-style-name="Standard">
      <style:text-properties officeooo:rsid="0009622d" officeooo:paragraph-rsid="0009622d"/>
    </style:style>
    <style:style style:name="P25" style:family="paragraph" style:parent-style-name="Standard">
      <style:text-properties officeooo:paragraph-rsid="00128654"/>
    </style:style>
    <style:style style:name="P26" style:family="paragraph" style:parent-style-name="Standard">
      <style:text-properties officeooo:paragraph-rsid="002eb046"/>
    </style:style>
    <style:style style:name="P27"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1" style:family="paragraph" style:parent-style-name="Heading_20_3">
      <style:text-properties fo:font-weight="bold" officeooo:paragraph-rsid="0035ad6e" style:font-weight-asian="bold" style:font-weight-complex="bold"/>
    </style:style>
    <style:style style:name="P42" style:family="paragraph" style:parent-style-name="Text_20_body">
      <style:text-properties fo:font-weight="bold" officeooo:paragraph-rsid="006ee3eb" style:font-weight-asian="bold" style:font-weight-complex="bold"/>
    </style:style>
    <style:style style:name="P43" style:family="paragraph" style:parent-style-name="Standard">
      <style:text-properties officeooo:paragraph-rsid="005bbbb4"/>
    </style:style>
    <style:style style:name="P44" style:family="paragraph" style:parent-style-name="Standard">
      <style:text-properties officeooo:paragraph-rsid="006a783f"/>
    </style:style>
    <style:style style:name="P45" style:family="paragraph" style:parent-style-name="Standard">
      <style:text-properties officeooo:paragraph-rsid="006c43cf"/>
    </style:style>
    <style:style style:name="P46" style:family="paragraph" style:parent-style-name="Standard">
      <style:text-properties officeooo:paragraph-rsid="0074dd3d"/>
    </style:style>
    <style:style style:name="P47" style:family="paragraph" style:parent-style-name="Standard">
      <style:text-properties officeooo:paragraph-rsid="0076bacd"/>
    </style:style>
    <style:style style:name="P48" style:family="paragraph" style:parent-style-name="Standard">
      <style:text-properties officeooo:paragraph-rsid="0079dc64"/>
    </style:style>
    <style:style style:name="P49" style:family="paragraph" style:parent-style-name="Standard">
      <style:text-properties officeooo:paragraph-rsid="007f7011"/>
    </style:style>
    <style:style style:name="P50" style:family="paragraph" style:parent-style-name="Standard">
      <style:text-properties officeooo:paragraph-rsid="008d5537"/>
    </style:style>
    <style:style style:name="P51" style:family="paragraph" style:parent-style-name="Standard">
      <style:text-properties officeooo:rsid="008d8185" officeooo:paragraph-rsid="008d8185"/>
    </style:style>
    <style:style style:name="P52" style:family="paragraph" style:parent-style-name="Standard">
      <style:text-properties officeooo:paragraph-rsid="0097c420"/>
    </style:style>
    <style:style style:name="P53" style:family="paragraph" style:parent-style-name="Standard">
      <style:text-properties officeooo:paragraph-rsid="0099f0c4"/>
    </style:style>
    <style:style style:name="P54" style:family="paragraph" style:parent-style-name="Standard">
      <style:text-properties officeooo:paragraph-rsid="00a02fc2"/>
    </style:style>
    <style:style style:name="P55" style:family="paragraph" style:parent-style-name="Standard">
      <style:text-properties officeooo:rsid="00a64f1c" officeooo:paragraph-rsid="00a64f1c"/>
    </style:style>
    <style:style style:name="P56" style:family="paragraph" style:parent-style-name="Standard">
      <style:text-properties officeooo:rsid="00a64f1c" officeooo:paragraph-rsid="00a79332"/>
    </style:style>
    <style:style style:name="P57" style:family="paragraph" style:parent-style-name="Standard">
      <style:text-properties officeooo:rsid="00a64f1c" officeooo:paragraph-rsid="00aab78d"/>
    </style:style>
    <style:style style:name="P58" style:family="paragraph" style:parent-style-name="Standard">
      <style:text-properties fo:font-style="italic" officeooo:rsid="00a79332" officeooo:paragraph-rsid="00a79332" style:font-style-asian="italic" style:font-style-complex="italic"/>
    </style:style>
    <style:style style:name="P59" style:family="paragraph" style:parent-style-name="Standard">
      <style:text-properties fo:font-style="italic" officeooo:paragraph-rsid="0110aff5" style:font-style-asian="italic" style:font-style-complex="italic"/>
    </style:style>
    <style:style style:name="P60" style:family="paragraph" style:parent-style-name="Standard">
      <style:text-properties officeooo:rsid="00a79332" officeooo:paragraph-rsid="00a79332"/>
    </style:style>
    <style:style style:name="P61" style:family="paragraph" style:parent-style-name="Standard">
      <style:text-properties officeooo:paragraph-rsid="00afe42b"/>
    </style:style>
    <style:style style:name="P62" style:family="paragraph" style:parent-style-name="Standard">
      <style:text-properties officeooo:paragraph-rsid="00b60208"/>
    </style:style>
    <style:style style:name="P63" style:family="paragraph" style:parent-style-name="Standard">
      <style:text-properties officeooo:paragraph-rsid="00c5a25f"/>
    </style:style>
    <style:style style:name="P64" style:family="paragraph" style:parent-style-name="Standard">
      <style:text-properties officeooo:paragraph-rsid="00d5ec6e"/>
    </style:style>
    <style:style style:name="P65" style:family="paragraph" style:parent-style-name="Standard">
      <style:text-properties officeooo:paragraph-rsid="010235c9"/>
    </style:style>
    <style:style style:name="P66" style:family="paragraph" style:parent-style-name="Standard">
      <style:text-properties officeooo:paragraph-rsid="01027c75"/>
    </style:style>
    <style:style style:name="P67" style:family="paragraph" style:parent-style-name="Standard">
      <style:text-properties officeooo:paragraph-rsid="01036f6c"/>
    </style:style>
    <style:style style:name="P68" style:family="paragraph" style:parent-style-name="Standard">
      <style:text-properties officeooo:paragraph-rsid="010b2700"/>
    </style:style>
    <style:style style:name="P69" style:family="paragraph" style:parent-style-name="Standard">
      <style:text-properties officeooo:paragraph-rsid="010d6a1f"/>
    </style:style>
    <style:style style:name="P70" style:family="paragraph" style:parent-style-name="Standard">
      <style:text-properties officeooo:paragraph-rsid="00fe74e5"/>
    </style:style>
    <style:style style:name="P71" style:family="paragraph" style:parent-style-name="Standard">
      <style:text-properties officeooo:rsid="01144fa5" officeooo:paragraph-rsid="01144fa5"/>
    </style:style>
    <style:style style:name="P72" style:family="paragraph" style:parent-style-name="Standard">
      <style:text-properties fo:font-style="normal" officeooo:rsid="01175577" officeooo:paragraph-rsid="01175577" style:font-style-asian="normal" style:font-style-complex="normal"/>
    </style:style>
    <style:style style:name="P73" style:family="paragraph" style:parent-style-name="Standard">
      <style:text-properties officeooo:paragraph-rsid="0118835f"/>
    </style:style>
    <style:style style:name="P74" style:family="paragraph" style:parent-style-name="Standard">
      <style:text-properties officeooo:paragraph-rsid="011dda57"/>
    </style:style>
    <style:style style:name="P75" style:family="paragraph" style:parent-style-name="Standard">
      <style:text-properties officeooo:paragraph-rsid="013b4c7d"/>
    </style:style>
    <style:style style:name="P76" style:family="paragraph" style:parent-style-name="Standard">
      <style:text-properties officeooo:paragraph-rsid="013bcd0a"/>
    </style:style>
    <style:style style:name="P77" style:family="paragraph" style:parent-style-name="Standard">
      <style:text-properties officeooo:paragraph-rsid="015a466d"/>
    </style:style>
    <style:style style:name="P78" style:family="paragraph" style:parent-style-name="Standard">
      <style:text-properties officeooo:rsid="00289cc5" officeooo:paragraph-rsid="00289cc5"/>
    </style:style>
    <style:style style:name="P79" style:family="paragraph" style:parent-style-name="Standard">
      <style:text-properties officeooo:paragraph-rsid="0164749f"/>
    </style:style>
    <style:style style:name="P80" style:family="paragraph" style:parent-style-name="Standard">
      <style:text-properties officeooo:paragraph-rsid="016ae32e"/>
    </style:style>
    <style:style style:name="P81" style:family="paragraph" style:parent-style-name="Standard">
      <style:text-properties officeooo:paragraph-rsid="016d3ac1"/>
    </style:style>
    <style:style style:name="P82" style:family="paragraph" style:parent-style-name="Standard">
      <style:text-properties officeooo:paragraph-rsid="016da69d"/>
    </style:style>
    <style:style style:name="P83"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7"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8"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9" style:family="paragraph" style:parent-style-name="Standard">
      <style:text-properties style:text-position="0% 100%" fo:font-style="italic" officeooo:rsid="010d6a1f" officeooo:paragraph-rsid="0177d57a" style:font-style-asian="italic" style:font-style-complex="italic"/>
    </style:style>
    <style:style style:name="P90" style:family="paragraph" style:parent-style-name="Standard">
      <style:text-properties officeooo:paragraph-rsid="0170183b"/>
    </style:style>
    <style:style style:name="P91" style:family="paragraph" style:parent-style-name="Standard">
      <style:text-properties officeooo:paragraph-rsid="01751cf6"/>
    </style:style>
    <style:style style:name="P92" style:family="paragraph" style:parent-style-name="Standard">
      <style:text-properties officeooo:paragraph-rsid="0176c2bd"/>
    </style:style>
    <style:style style:name="P93" style:family="paragraph" style:parent-style-name="Standard">
      <style:text-properties officeooo:paragraph-rsid="017712f1"/>
    </style:style>
    <style:style style:name="P94" style:family="paragraph" style:parent-style-name="Standard">
      <style:text-properties officeooo:paragraph-rsid="0110aff5"/>
    </style:style>
    <style:style style:name="P95" style:family="paragraph" style:parent-style-name="Standard">
      <style:text-properties officeooo:paragraph-rsid="010f9cc7"/>
    </style:style>
    <style:style style:name="P96" style:family="paragraph" style:parent-style-name="Standard">
      <style:text-properties officeooo:paragraph-rsid="017d2c65"/>
    </style:style>
    <style:style style:name="P97" style:family="paragraph" style:parent-style-name="Standard">
      <style:text-properties officeooo:paragraph-rsid="01465fdb"/>
    </style:style>
    <style:style style:name="P98"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9"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0" style:family="paragraph" style:parent-style-name="Standard">
      <style:text-properties officeooo:paragraph-rsid="018c957f"/>
    </style:style>
    <style:style style:name="P101" style:family="paragraph" style:parent-style-name="Text_20_body">
      <style:paragraph-properties fo:text-align="start" style:justify-single-word="false"/>
      <style:text-properties officeooo:paragraph-rsid="0167839a"/>
    </style:style>
    <style:style style:name="P102" style:family="paragraph" style:parent-style-name="Standard">
      <style:text-properties officeooo:paragraph-rsid="01a34bdf"/>
    </style:style>
    <style:style style:name="P103" style:family="paragraph" style:parent-style-name="Standard">
      <style:text-properties officeooo:paragraph-rsid="01a4a853"/>
    </style:style>
    <style:style style:name="P104" style:family="paragraph" style:parent-style-name="Standard">
      <style:text-properties officeooo:paragraph-rsid="01a71137"/>
    </style:style>
    <style:style style:name="P105" style:family="paragraph" style:parent-style-name="Standard">
      <style:text-properties officeooo:paragraph-rsid="01ae5210"/>
    </style:style>
    <style:style style:name="P106" style:family="paragraph" style:parent-style-name="Standard">
      <style:text-properties officeooo:paragraph-rsid="01b5797b"/>
    </style:style>
    <style:style style:name="P107" style:family="paragraph" style:parent-style-name="Standard">
      <style:text-properties officeooo:paragraph-rsid="01b77334"/>
    </style:style>
    <style:style style:name="P108" style:family="paragraph" style:parent-style-name="Standard">
      <style:text-properties officeooo:paragraph-rsid="01bacd46"/>
    </style:style>
    <style:style style:name="P109" style:family="paragraph" style:parent-style-name="Standard">
      <style:text-properties officeooo:paragraph-rsid="01c0999f"/>
    </style:style>
    <style:style style:name="P110" style:family="paragraph" style:parent-style-name="Standard">
      <style:text-properties officeooo:paragraph-rsid="01c8dd63"/>
    </style:style>
    <style:style style:name="P111" style:family="paragraph" style:parent-style-name="Standard">
      <style:text-properties officeooo:paragraph-rsid="01d8e10c"/>
    </style:style>
    <style:style style:name="P112" style:family="paragraph" style:parent-style-name="Standard">
      <style:text-properties officeooo:paragraph-rsid="0196f54d"/>
    </style:style>
    <style:style style:name="P113" style:family="paragraph" style:parent-style-name="Standard">
      <style:text-properties officeooo:rsid="01e583c2" officeooo:paragraph-rsid="01ee8c22"/>
    </style:style>
    <style:style style:name="P114"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15"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16"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17"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18"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19"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120"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21" style:family="paragraph" style:parent-style-name="Standard">
      <style:text-properties officeooo:paragraph-rsid="0203898e"/>
    </style:style>
    <style:style style:name="P1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style:font-size-asian="13pt" style:font-size-complex="13pt"/>
    </style:style>
    <style:style style:name="T187" style:family="text">
      <style:text-properties fo:font-size="13pt" officeooo:rsid="0106a528" style:font-size-asian="13pt" style:font-size-complex="13pt"/>
    </style:style>
    <style:style style:name="T188" style:family="text">
      <style:text-properties fo:font-size="13pt" officeooo:rsid="0107ac55" style:font-size-asian="13pt" style:font-size-complex="13pt"/>
    </style:style>
    <style:style style:name="T189" style:family="text">
      <style:text-properties fo:font-size="13pt" officeooo:rsid="010a6eef" style:font-size-asian="13pt" style:font-size-complex="13pt"/>
    </style:style>
    <style:style style:name="T190" style:family="text">
      <style:text-properties fo:font-size="13pt" officeooo:rsid="010b2700" style:font-size-asian="13pt" style:font-size-complex="13pt"/>
    </style:style>
    <style:style style:name="T191" style:family="text">
      <style:text-properties fo:font-size="13pt" officeooo:rsid="01094fde" style:font-size-asian="13pt" style:font-size-complex="13pt"/>
    </style:style>
    <style:style style:name="T192" style:family="text">
      <style:text-properties fo:font-size="13pt" officeooo:rsid="010f9cc7" style:font-size-asian="13pt" style:font-size-complex="13pt"/>
    </style:style>
    <style:style style:name="T193" style:family="text">
      <style:text-properties fo:font-size="13pt" officeooo:rsid="01149854" style:font-size-asian="13pt" style:font-size-complex="13pt"/>
    </style:style>
    <style:style style:name="T194" style:family="text">
      <style:text-properties fo:font-size="13pt" officeooo:rsid="011989a9" style:font-size-asian="13pt" style:font-size-complex="13pt"/>
    </style:style>
    <style:style style:name="T195" style:family="text">
      <style:text-properties fo:font-size="13pt" officeooo:rsid="011afb0a" style:font-size-asian="13pt" style:font-size-complex="13pt"/>
    </style:style>
    <style:style style:name="T196" style:family="text">
      <style:text-properties fo:font-size="13pt" officeooo:rsid="0118835f" style:font-size-asian="13pt" style:font-size-complex="13pt"/>
    </style:style>
    <style:style style:name="T197" style:family="text">
      <style:text-properties fo:font-size="13pt" officeooo:rsid="019f228c" style:font-size-asian="13pt" style:font-size-complex="13pt"/>
    </style:style>
    <style:style style:name="T198" style:family="text">
      <style:text-properties fo:font-size="13pt" officeooo:rsid="01a1116f" style:font-size-asian="13pt" style:font-size-complex="13pt"/>
    </style:style>
    <style:style style:name="T199" style:family="text">
      <style:text-properties fo:font-size="13pt" officeooo:rsid="01a15e5f" style:font-size-asian="13pt" style:font-size-complex="13pt"/>
    </style:style>
    <style:style style:name="T200" style:family="text">
      <style:text-properties fo:font-size="13pt" officeooo:rsid="01a1d813" style:font-size-asian="13pt" style:font-size-complex="13pt"/>
    </style:style>
    <style:style style:name="T201" style:family="text">
      <style:text-properties fo:font-size="13pt" officeooo:rsid="01a2b506" style:font-size-asian="13pt" style:font-size-complex="13pt"/>
    </style:style>
    <style:style style:name="T202" style:family="text">
      <style:text-properties fo:font-size="13pt" officeooo:rsid="01a4a853" style:font-size-asian="13pt" style:font-size-complex="13pt"/>
    </style:style>
    <style:style style:name="T203" style:family="text">
      <style:text-properties fo:font-size="13pt" officeooo:rsid="01577bb0" style:font-size-asian="11.3500003814697pt" style:font-size-complex="13pt"/>
    </style:style>
    <style:style style:name="T204" style:family="text">
      <style:text-properties officeooo:rsid="001206a7"/>
    </style:style>
    <style:style style:name="T205" style:family="text">
      <style:text-properties officeooo:rsid="00120a87"/>
    </style:style>
    <style:style style:name="T206" style:family="text">
      <style:text-properties officeooo:rsid="0012536a"/>
    </style:style>
    <style:style style:name="T207" style:family="text">
      <style:text-properties officeooo:rsid="0014b531"/>
    </style:style>
    <style:style style:name="T208" style:family="text">
      <style:text-properties officeooo:rsid="0014eb05"/>
    </style:style>
    <style:style style:name="T209" style:family="text">
      <style:text-properties officeooo:rsid="00189efa"/>
    </style:style>
    <style:style style:name="T210" style:family="text">
      <style:text-properties officeooo:rsid="001a807a"/>
    </style:style>
    <style:style style:name="T211" style:family="text">
      <style:text-properties officeooo:rsid="001e05c6"/>
    </style:style>
    <style:style style:name="T212" style:family="text">
      <style:text-properties officeooo:rsid="001ffacf"/>
    </style:style>
    <style:style style:name="T213" style:family="text">
      <style:text-properties officeooo:rsid="0021cb38"/>
    </style:style>
    <style:style style:name="T214" style:family="text">
      <style:text-properties officeooo:rsid="00225be9"/>
    </style:style>
    <style:style style:name="T215" style:family="text">
      <style:text-properties officeooo:rsid="003a76fc"/>
    </style:style>
    <style:style style:name="T216" style:family="text">
      <style:text-properties officeooo:rsid="003b587d"/>
    </style:style>
    <style:style style:name="T217" style:family="text">
      <style:text-properties fo:font-weight="normal" officeooo:rsid="00496074" style:font-weight-asian="normal" style:font-weight-complex="normal"/>
    </style:style>
    <style:style style:name="T218" style:family="text">
      <style:text-properties fo:font-weight="normal" officeooo:rsid="004b510e" style:font-weight-asian="normal" style:font-weight-complex="normal"/>
    </style:style>
    <style:style style:name="T219" style:family="text">
      <style:text-properties officeooo:rsid="00472ca2"/>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136ced5" style:font-style-asian="italic" style:font-style-complex="italic"/>
    </style:style>
    <style:style style:name="T223" style:family="text">
      <style:text-properties fo:font-style="italic" officeooo:rsid="0137b22d" style:font-style-asian="italic" style:font-style-complex="italic"/>
    </style:style>
    <style:style style:name="T224" style:family="text">
      <style:text-properties officeooo:rsid="006a783f"/>
    </style:style>
    <style:style style:name="T225" style:family="text">
      <style:text-properties officeooo:rsid="0071ce1d"/>
    </style:style>
    <style:style style:name="T226" style:family="text">
      <style:text-properties fo:font-size="9pt" style:text-underline-style="none" fo:font-weight="bold" officeooo:rsid="007d43a8" style:font-size-asian="9pt" style:font-weight-asian="bold" style:font-size-complex="9pt" style:font-weight-complex="bold"/>
    </style:style>
    <style:style style:name="T227" style:family="text">
      <style:text-properties officeooo:rsid="009be16e"/>
    </style:style>
    <style:style style:name="T228" style:family="text">
      <style:text-properties officeooo:rsid="00d4aef2"/>
    </style:style>
    <style:style style:name="T229" style:family="text">
      <style:text-properties officeooo:rsid="00e65fe8"/>
    </style:style>
    <style:style style:name="T230" style:family="text">
      <style:text-properties fo:font-style="normal" officeooo:rsid="0136ced5" style:font-style-asian="normal" style:font-style-complex="normal"/>
    </style:style>
    <style:style style:name="T231" style:family="text">
      <style:text-properties officeooo:rsid="0118835f"/>
    </style:style>
    <style:style style:name="T232" style:family="text">
      <style:text-properties fo:font-size="20pt" style:font-size-asian="20pt" style:font-size-complex="20pt"/>
    </style:style>
    <style:style style:name="T233" style:family="text">
      <style:text-properties officeooo:rsid="0145efef"/>
    </style:style>
    <style:style style:name="T234" style:family="text">
      <style:text-properties officeooo:rsid="01460690"/>
    </style:style>
    <style:style style:name="T235" style:family="text">
      <style:text-properties officeooo:rsid="014b7680"/>
    </style:style>
    <style:style style:name="T236" style:family="text">
      <style:text-properties officeooo:rsid="014bee93"/>
    </style:style>
    <style:style style:name="T237" style:family="text">
      <style:text-properties officeooo:rsid="014c9893"/>
    </style:style>
    <style:style style:name="T238" style:family="text">
      <style:text-properties officeooo:rsid="014dedef"/>
    </style:style>
    <style:style style:name="T239" style:family="text">
      <style:text-properties officeooo:rsid="014faa1b"/>
    </style:style>
    <style:style style:name="T240" style:family="text">
      <style:text-properties officeooo:rsid="0150464c"/>
    </style:style>
    <style:style style:name="T241" style:family="text">
      <style:text-properties officeooo:rsid="01506ef8"/>
    </style:style>
    <style:style style:name="T242" style:family="text">
      <style:text-properties officeooo:rsid="0150c25b"/>
    </style:style>
    <style:style style:name="T243"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4"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45"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46"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47" style:family="text">
      <style:text-properties style:text-position="0% 100%" fo:font-size="13pt" fo:font-style="normal" officeooo:rsid="01b41512" style:font-size-asian="13pt" style:font-style-asian="normal" style:font-size-complex="13pt" style:font-style-complex="normal"/>
    </style:style>
    <style:style style:name="T248" style:family="text">
      <style:text-properties style:text-position="0% 100%" fo:font-size="13pt" fo:font-style="normal" officeooo:rsid="01b5797b" style:font-size-asian="13pt" style:font-style-asian="normal" style:font-size-complex="13pt" style:font-style-complex="normal"/>
    </style:style>
    <style:style style:name="T249"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0"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51"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52"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53"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54"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55"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56"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57"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58" style:family="text">
      <style:text-properties style:text-position="0% 100%" fo:font-size="13pt" fo:font-style="italic" officeooo:rsid="011dda57" style:font-size-asian="13pt" style:font-style-asian="italic" style:font-size-complex="13pt" style:font-style-complex="italic"/>
    </style:style>
    <style:style style:name="T259" style:family="text">
      <style:text-properties style:text-position="0% 100%" fo:font-size="13pt" officeooo:rsid="01a4a853" style:font-size-asian="13pt" style:font-size-complex="13pt"/>
    </style:style>
    <style:style style:name="T260"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61"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62"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63"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64"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65"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66" style:family="text">
      <style:text-properties style:text-position="0% 100%" style:font-name="Liberation Serif" officeooo:rsid="01b00575"/>
    </style:style>
    <style:style style:name="T267" style:family="text">
      <style:text-properties officeooo:rsid="0187f908"/>
    </style:style>
    <style:style style:name="T268" style:family="text">
      <style:text-properties officeooo:rsid="01a4a853"/>
    </style:style>
    <style:style style:name="T269" style:family="text">
      <style:text-properties officeooo:rsid="01ae5210"/>
    </style:style>
    <style:style style:name="T270" style:family="text">
      <style:text-properties officeooo:rsid="01b00575"/>
    </style:style>
    <style:style style:name="T271" style:family="text">
      <style:text-properties officeooo:rsid="01b270d1"/>
    </style:style>
    <style:style style:name="T272" style:family="text">
      <style:text-properties officeooo:rsid="01e89bea"/>
    </style:style>
    <style:style style:name="T273" style:family="text">
      <style:text-properties officeooo:rsid="01f208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8"/>
      <text:p text:style-name="P35"/>
      <text:p text:style-name="P36">A Mathematical Approach To Compilers</text:p>
      <text:p text:style-name="P40"><text:span text:style-name="T232">Cameron Haynes</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7"><text:soft-page-break/>Abstract</text:p>
      <text:p text:style-name="P77"><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7"><text:span text:style-name="T34"/></text:p>
      <text:p text:style-name="P37">Index</text:p>
      <text:list text:style-name="L1">
        <text:list-item>
          <text:p text:style-name="P114">Introduction</text:p>
        </text:list-item>
        <text:list-item>
          <text:p text:style-name="P114">The Halting Problem</text:p>
        </text:list-item>
        <text:list-item>
          <text:p text:style-name="P114">Complexity Theory</text:p>
        </text:list-item>
        <text:list-item>
          <text:p text:style-name="P114">Formal Grammars and Parsing <text:s/></text:p>
        </text:list-item>
        <text:list-item>
          <text:p text:style-name="P114"><text:span text:style-name="T228">T</text:span>ype Systems, Logic, and Lambda Calculus</text:p>
        </text:list-item>
        <text:list-item>
          <text:p text:style-name="P115">Graph Theory in Compiler Design</text:p>
        </text:list-item>
        <text:list-item>
          <text:p text:style-name="P115">Linear, Integer <text:span text:style-name="T233">And Dynamic Programming</text:span></text:p>
        </text:list-item>
        <text:list-item>
          <text:p text:style-name="P115">Lambda Calculus as an Intermediate Representation (IR)</text:p>
        </text:list-item>
        <text:list-item>
          <text:p text:style-name="P116">Conclusion</text:p>
        </text:list-item>
        <text:list-item>
          <text:p text:style-name="P117">References </text:p>
        </text:list-item>
        <text:list-item>
          <text:p text:style-name="P118"><text:span text:style-name="T267">Appendices</text:span><text:span text:style-name="T203"> </text:span></text:p>
        </text:list-item>
      </text:list>
      <text:p text:style-name="P77"><text:span text:style-name="T34"/></text:p>
      <text:p text:style-name="P28">Introduction</text:p>
      <text:p text:style-name="P24"><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his report plans to outline a more theoretical picture of the optimisations made to compilers within study's of mathematics such as <text:s/>complexity theory , Graph Theory and Linier / Integer Programming. </text:p>
      <text:p text:style-name="P2"/>
      <text:p text:style-name="P3"><text:span text:style-name="T204">However we do have to briefly cover the concept of a compiler. </text:span><text:span text:style-name="T214">A</text:span><text:span text:style-name="T206">s defined by Bashir S. Abubakar Et Al (2021) “A compiler is a computer system software that transfigures source code into an intermediate code which afterwards transformed into target code without </text:span><text:soft-page-break/><text:span text:style-name="T206">altering the meaning of the source code”. </text:span><text:span text:style-name="T207">Source code is referring to the code the developers write, the words in English </text:span><text:span text:style-name="T208">and the formatting rules which come alongside </text:span><text:span text:style-name="T207">(eg: printf(“Hello World!”); ). </text:span><text:span text:style-name="T209">The </text:span><text:span text:style-name="T211">target</text:span><text:span text:style-name="T209"> code usually refers to assembly (ASM) code, </text:span><text:span text:style-name="T210">the ASM can vary widely depending on CPU architecture : (x86: mov eax, 5, ARM: mov r7,#4) . </text:span><text:span text:style-name="T212">In some compilers the language will first compile to a different set of high level code such as Python which first compiles to C then to target code, </text:span><text:span text:style-name="T213">this is referred to as the </text:span><text:span text:style-name="T206">intermediate </text:span><text:span text:style-name="T213">code.</text:span></text:p>
      <text:p text:style-name="P2"/>
      <text:p text:style-name="P29">The Halting Problem</text:p>
      <text:p text:style-name="P6"><text:span text:style-name="T215">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6">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8"><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8"><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1" text:outline-level="3"><text:span text:style-name="Strong_20_Emphasis"><text:span text:style-name="T2">Complexity Theory</text:span></text:span></text:h>
      <text:p text:style-name="P79"><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3"><draw:frame text:anchor-type="as-char" svg:y="-0.339cm" draw:z-index="0" draw:name="Shape1" draw:style-name="gr1" draw:text-style-name="P122"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9"><text:span text:style-name="Strong_20_Emphasis"><text:span text:style-name="T92">where R is a real number (in which the |f1(X)| would represent the cardinality (the size of the data set within the function). We can apply this to be able to analyse the complexity of 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3"><text:soft-page-break/><text:span text:style-name="Strong_20_Emphasis"><text:span text:style-name="T98"/></text:span></text:p>
      <text:p text:style-name="P43"><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5"><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18"/></text:span></text:p>
      <text:p text:style-name="P8"><text:span text:style-name="Strong_20_Emphasis"><text:span text:style-name="T217"/></text:span></text:p>
      <text:p text:style-name="P42"><text:span text:style-name="Strong_20_Emphasis"><text:span text:style-name="T3">Formal Grammars and Parsing</text:span></text:span></text:p>
      <text:p text:style-name="P46"><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9"><text:span text:style-name="Strong_20_Emphasis"><text:span text:style-name="T48"/></text:span></text:p>
      <text:p text:style-name="P46"><text:span text:style-name="Strong_20_Emphasis"><text:span text:style-name="T49">For an example we could use:</text:span></text:span></text:p>
      <text:p text:style-name="P101"><text:span text:style-name="Source_20_Text"><text:span text:style-name="T249"><draw:frame text:anchor-type="as-char" svg:y="-0.307cm" draw:z-index="1" draw:name="Shape2" draw:style-name="gr1" draw:text-style-name="P122"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1"><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6"><text:span text:style-name="Strong_20_Emphasis"><text:span text:style-name="T49"/></text:span></text:p>
      <text:p text:style-name="P80"><text:span text:style-name="Strong_20_Emphasis"><text:span text:style-name="T55">To represent it in its most simplistic mathematical form: </text:span></text:span><text:span text:style-name="Strong_20_Emphasis"><text:span text:style-name="T250"><draw:frame text:anchor-type="as-char" svg:y="-0.307cm" draw:z-index="2" draw:name="Shape3" draw:style-name="gr1" draw:text-style-name="P122"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0"><draw:frame text:anchor-type="as-char" svg:y="-0.191cm" draw:z-index="3" draw:name="Shape4" draw:style-name="gr1" draw:text-style-name="P122"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0"><draw:frame text:anchor-type="as-char" svg:y="-0.314cm" draw:z-index="4" draw:name="Shape5" draw:style-name="gr1" draw:text-style-name="P122"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0"><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6"><text:soft-page-break/><text:span text:style-name="Strong_20_Emphasis"><text:span text:style-name="T49"/></text:span></text:p>
      <text:p text:style-name="P47"><text:span text:style-name="Strong_20_Emphasis"><text:span text:style-name="T50">We have these grammars in order for our compilers to have a set of rules to compare the code with in order to check for code quality / correctness.</text:span></text:span></text:p>
      <text:p text:style-name="P47"><text:span text:style-name="Strong_20_Emphasis"><text:span text:style-name="T50"/></text:span></text:p>
      <text:p text:style-name="P48"><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8"><text:span text:style-name="Strong_20_Emphasis"><text:span text:style-name="T59"/></text:span></text:p>
      <text:p text:style-name="P31"><text:span text:style-name="Strong_20_Emphasis">Type Systems, Logic, and Lambda Calculus</text:span></text:p>
      <text:p text:style-name="P50"><text:span text:style-name="T5"/></text:p>
      <text:p text:style-name="P51"><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1"><text:span text:style-name="T11"/></text:p>
      <text:p text:style-name="P81"><text:span text:style-name="T11">W</text:span><text:span text:style-name="T12">e can represent the judgment of a variables type at compile time as follows: </text:span><text:span text:style-name="T251"><draw:frame text:anchor-type="as-char" svg:y="-0.328cm" draw:z-index="5" draw:name="Shape6" draw:style-name="gr1" draw:text-style-name="P122"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4"><draw:frame text:anchor-type="as-char" svg:y="-0.286cm" draw:z-index="6" draw:name="Shape7" draw:style-name="gr1" draw:text-style-name="P122"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4"><draw:frame text:anchor-type="as-char" svg:y="-0.293cm" draw:z-index="8" draw:name="Shape8" draw:style-name="gr1" draw:text-style-name="P122"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4"><text:s/></text:span><text:span text:style-name="T111">: </text:span><text:span text:style-name="T112">refers to the fact that</text:span><text:span text:style-name="T111"> </text:span><text:span text:style-name="T112">in the environment of </text:span><text:span text:style-name="T255"><draw:frame text:anchor-type="as-char" svg:y="-0.286cm" draw:z-index="7" draw:name="Shape9" draw:style-name="gr1" draw:text-style-name="P122"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45"><draw:frame text:anchor-type="as-char" svg:y="-0.219cm" draw:z-index="9" draw:name="Shape10" draw:style-name="gr1" draw:text-style-name="P122"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56"><draw:frame text:anchor-type="as-char" svg:y="-0.219cm" draw:z-index="10" draw:name="Shape11" draw:style-name="gr1" draw:text-style-name="P122"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2"><text:span text:style-name="T113"/></text:p>
      <text:p text:style-name="P82"><text:span text:style-name="T114">For further context, the type environment is expressed as such: </text:span><text:span text:style-name="T257"><draw:frame text:anchor-type="as-char" svg:y="-0.323cm" draw:z-index="11" draw:name="Shape12" draw:style-name="gr1" draw:text-style-name="P122"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3"><text:span text:style-name="T114"/></text:p>
      <text:p text:style-name="P54"><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example we will use the compiler for Lisp, as the language itself is very close to the concepts of LC and shows the effects of LC in compilers (especially for functional languages like Lisp).</text:span></text:p>
      <text:p text:style-name="P54"><text:span text:style-name="T119"/></text:p>
      <text:p text:style-name="P55"><text:span text:style-name="T119">I</text:span><text:span text:style-name="T110">n Lisp we have the code:</text:span></text:p>
      <text:p text:style-name="P11">(let ((add (lambda (x) (lambda (y) (+ x y)))))</text:p>
      <text:p text:style-name="P11"><text:s text:c="3"/>(funcall (add 2) 3))</text:p>
      <text:p text:style-name="P60"><text:span text:style-name="T4"/></text:p>
      <text:p text:style-name="P4"><text:soft-page-break/>Which can then be written as in standard LC </text:p>
      <text:p text:style-name="P83"><draw:frame text:anchor-type="as-char" svg:y="-0.314cm" draw:z-index="12" draw:name="Shape13" draw:style-name="gr1" draw:text-style-name="P122"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8"><text:span text:style-name="T4"/></text:p>
      <text:p text:style-name="P14">Of which can be reduced down programmatically to the steps below:</text:p>
      <text:p text:style-name="P12"><text:s/>(λx. λy. x + y) 2 3 </text:p>
      <text:p text:style-name="P12"><text:s/>(λy. 2 + y) 3 </text:p>
      <text:p text:style-name="P12"><text:s/>2 + 3 = 5 </text:p>
      <text:p text:style-name="P58"><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6"><text:span text:style-name="T4"/></text:p>
      <text:p text:style-name="P5">The definition of the syntax within LC can be defined , in accordance with Backus Naur Form (BNF), as such:</text:p>
      <text:p text:style-name="P88"><draw:frame text:anchor-type="as-char" svg:y="-0.339cm" draw:z-index="13" draw:name="Shape14" draw:style-name="gr1" draw:text-style-name="P122"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1"><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7"><text:span text:style-name="T4"/></text:p>
      <text:p text:style-name="P30"><text:span text:style-name="Strong_20_Emphasis">Graph Theory in Compiler Design</text:span></text:p>
      <text:p text:style-name="P62"><text:span text:style-name="Strong_20_Emphasis"><text:span text:style-name="T16"/></text:span></text:p>
      <text:p text:style-name="P90"><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52"><draw:frame text:anchor-type="as-char" svg:y="-0.314cm" draw:z-index="14" draw:name="Shape15" draw:style-name="gr1" draw:text-style-name="P122"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2"><text:span text:style-name="Strong_20_Emphasis"><text:span text:style-name="T18"/></text:span></text:p>
      <text:p text:style-name="P63"><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3"><text:span text:style-name="Strong_20_Emphasis"><text:span text:style-name="T22"><text:s/></text:span></text:span></text:p>
      <text:p text:style-name="P91"><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text:span></text:span><text:soft-page-break/><text:span text:style-name="Strong_20_Emphasis"><text:span text:style-name="T29">state where no changes occur in the data flow sets). <text:s/>Given a function </text:span></text:span><text:span text:style-name="Strong_20_Emphasis"><text:span text:style-name="T253"><draw:frame text:anchor-type="as-char" svg:y="-0.339cm" draw:z-index="15" draw:name="Shape16" draw:style-name="gr1" draw:text-style-name="P122"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53">.</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4"><text:span text:style-name="Strong_20_Emphasis"><text:span text:style-name="T29"/></text:span></text:p>
      <text:p text:style-name="P64"><text:span text:style-name="Strong_20_Emphasis"><text:span text:style-name="T29"/></text:span></text:p>
      <text:p text:style-name="P92"><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54"><draw:frame text:anchor-type="as-char" svg:y="-0.314cm" draw:z-index="16" draw:name="Shape17" draw:style-name="gr1" draw:text-style-name="P122"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63"><text:span text:style-name="Strong_20_Emphasis"><text:span text:style-name="T125"/></text:span></text:p>
      <text:p text:style-name="P32"/>
      <text:p text:style-name="P32">Linear, Integer <text:span text:style-name="T234">And Dynamic Programming</text:span>:</text:p>
      <text:p text:style-name="P67"><text:span text:style-name="Strong_20_Emphasis"><text:span text:style-name="T128"/></text:span></text:p>
      <text:p text:style-name="P67"><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text:span></text:span><text:soft-page-break/><text:span text:style-name="Strong_20_Emphasis"><text:span text:style-name="T139">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6">”. </text:span><text:span text:style-name="T187">The primary objective of </text:span><text:span text:style-name="T188">these optimisations is to minimise Fetch, Decode, Execute cycles on the CPU and to minimise memory usage.</text:span></text:p>
      <text:p text:style-name="P67"><text:span text:style-name="T188"/></text:p>
      <text:p text:style-name="P75"><text:span text:style-name="T188">I</text:span><text:span text:style-name="T191">n the case of LP we can use a method of calculation called Simplex. </text:span><text:span text:style-name="T189">This works as such on linear program in the canonical form ; </text:span><text:span text:style-name="T190">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8"><text:span text:style-name="T144"/></text:p>
      <text:p text:style-name="P93"><text:span text:style-name="Strong_20_Emphasis"><text:span text:style-name="T246"><draw:frame text:anchor-type="as-char" svg:y="-0.318cm" draw:z-index="17" draw:name="Shape18" draw:style-name="gr1" draw:text-style-name="P122"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3"><text:span text:style-name="Strong_20_Emphasis"><text:span text:style-name="T246"/></text:span></text:p>
      <text:p text:style-name="P69"><text:span text:style-name="Strong_20_Emphasis"><text:span text:style-name="T140">Constraints (Registers cannot hold more than one piece of data simultaneously)</text:span></text:span></text:p>
      <text:p text:style-name="P89"><draw:frame text:anchor-type="as-char" svg:y="-1.138cm" draw:z-index="18" draw:name="Shape19" draw:style-name="gr1" draw:text-style-name="P122"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0"><text:span text:style-name="T189"/></text:p>
      <text:p text:style-name="P23">Next is converting the inequalities to equalities via adding slack variables to our constraints </text:p>
      <text:p text:style-name="P95"><text:span text:style-name="T192">(</text:span><text:span text:style-name="T80">s</text:span><text:span text:style-name="T78">1​,s2​,s3</text:span><text:span text:style-name="T192">):</text:span></text:p>
      <text:p text:style-name="P86"><draw:frame text:anchor-type="as-char" svg:y="-1.147cm" draw:z-index="19" draw:name="Shape20" draw:style-name="gr1" draw:text-style-name="P122"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4"/>
      <text:p text:style-name="P94"><text:span text:style-name="T192"/></text:p>
      <text:p text:style-name="P71"><text:span text:style-name="T193">Objective n</text:span><text:span text:style-name="T186">ow becomes:</text:span></text:p>
      <text:p text:style-name="P85"><draw:frame text:anchor-type="as-char" svg:y="-0.318cm" draw:z-index="20" draw:name="Shape21" draw:style-name="gr1" draw:text-style-name="P122"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9"><text:span text:style-name="T192"/></text:p>
      <text:p text:style-name="P72"><text:span text:style-name="T192">W</text:span><text:span text:style-name="T186">ith the Initial Simplex Tableau (IST)</text:span></text:p>
      <text:p text:style-name="P72"><text:span text:style-name="T186"/></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1">2</text:span></text:p>
            </table:table-cell>
            <table:table-cell table:style-name="Table1.A1" office:value-type="string">
              <text:p text:style-name="Table_20_Heading">s<text:span text:style-name="T231">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2"><text:span text:style-name="T186"/></text:p>
      <text:p text:style-name="P73"><text:span text:style-name="T196">Look for lowest value in Row Z </text:span><text:span text:style-name="T194">to find the first pivot variab</text:span><text:span text:style-name="T195">le</text:span><text:span text:style-name="T194"> </text:span><text:span text:style-name="T196">, as its a tie between </text:span><text:span text:style-name="T194">4 values</text:span><text:span text:style-name="T196">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3"><text:span text:style-name="T146"/></text:p>
      <text:p text:style-name="P73"><text:soft-page-break/><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3"><text:span text:style-name="T146"/></text:p>
      <text:p text:style-name="P73"><text:span text:style-name="T146"/></text:p>
      <text:p text:style-name="P96"><text:span text:style-name="T146">T</text:span><text:span text:style-name="T147">he pivot is then performed repeatedly until all slack variable rows are replaced with basic variables which leads to the solution</text:span><text:span text:style-name="T83"> </text:span><text:span text:style-name="T258"><draw:frame text:anchor-type="as-char" svg:y="-0.31cm" draw:z-index="21" draw:name="Shape22" draw:style-name="gr1" draw:text-style-name="P122"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4"><text:span text:style-name="T148"/></text:p>
      <text:p text:style-name="P76"><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1">x=(1,0,0,1) assign v1​,v4​ </text:span><text:span text:style-name="T222">to registers </text:span><text:span text:style-name="T230">and</text:span><text:span text:style-name="T222"> </text:span><text:span text:style-name="T221">x=(0,1,0,1) → assign v2​,v4 </text:span><text:span text:style-name="T223">to registers.</text:span></text:p>
      <text:p text:style-name="P16"><text:s/></text:p>
      <text:p text:style-name="P17">Dynamic programming (DP) is: “an optimization approach that transforms a complex problem into a sequence of simpler problems” Massachusetts Institute of Technology (n.d.). <text:span text:style-name="T235">Therefore DP is a method of decomposition of which can be applied to a compiler. This is done by implementing the DP to optimise IR transformations and instruction scheduling </text:span><text:span text:style-name="T236">such as avoiding redundant calculations in the IR by memoizing expressions to avoid re-computation of said redundant values. </text:span><text:span text:style-name="T237">DP can also be applied in the form of global value numbering, avoiding re-evaluations by tracking equivalent expressions. </text:span><text:span text:style-name="T238">This </text:span><text:span text:style-name="T241">will </text:span><text:span text:style-name="T238">allow for another layer of code redundancy checking </text:span><text:span text:style-name="T239">as well as applying DP to find the lowest latency path through logic within a program </text:span><text:span text:style-name="T240">via tracking control flow probabilities, </text:span><text:span text:style-name="T242">this is refereed to as trace scheduling.</text:span></text:p>
      <text:p text:style-name="P32"/>
      <text:p text:style-name="P33">Lambda Calculus as an Intermediate Representation (IR)</text:p>
      <text:p text:style-name="P18"/>
      <text:p text:style-name="P102"><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6">and so forth. </text:span><text:span text:style-name="T197">Intermediate representations are used due to the compilation process becoming more modular as a result of such a system due to it acting as a common language, </text:span><text:span text:style-name="T198">in theory allowing for compilers to support multiple source languages.</text:span></text:p>
      <text:p text:style-name="P102"><text:soft-page-break/><text:span text:style-name="T198"/></text:p>
      <text:p text:style-name="P104"><text:span text:style-name="T199">Lambda calculus can be a strong option for an IR due to its simplicity, only having variables, function definitions and function calls, </text:span><text:span text:style-name="T200">allowing for a simple process to convert the LC to assembly </text:span><text:span text:style-name="T201">meaning that optimisations can be performed in a more simple process</text:span><text:span text:style-name="T200">. </text:span><text:span text:style-name="T202">As well as this any optimisations can be proven correct due to its mathematical foundation such as the Church–Rosser theorem which states: </text:span></text:p>
      <text:p text:style-name="P104"><text:span text:style-name="T202">“ </text:span><text:span text:style-name="T259"><draw:frame text:anchor-type="as-char" svg:y="-0.319cm" draw:z-index="22" draw:name="Shape23" draw:style-name="gr1" draw:text-style-name="P122"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2">” - Gavanelli, M. and Mancini, T. (2010).</text:span></text:p>
      <text:p text:style-name="P19">As well as this LC lacks side effects in code changes within optimisations as proven by the <text:s/><text:span text:style-name="T268">Church–Rosser theorem. </text:span>LC is also a mathematical framework that already supports higher-order functions as well as being of a uniform representation, referring to everything in LC being an expression. <text:span text:style-name="T269">LC has a single rule for transformation of expressions known as variable substitution as well as one blueprint for defining functions </text:span><text:span text:style-name="T270">(</text:span><text:span text:style-name="T269">Rojas, R. (n.d.</text:span><text:span text:style-name="T270">)) which combined with the other aspects of LC allows for LC to work seamlessly as an IR.</text:span></text:p>
      <text:p text:style-name="P19"/>
      <text:p text:style-name="P20"><text:span text:style-name="T271">Expressions</text:span> in LC are defined recursively as follows: </text:p>
      <text:p text:style-name="P20"/>
      <text:p text:style-name="P87"><draw:frame text:anchor-type="as-char" svg:y="-0.859cm" draw:z-index="35" draw:name="Shape24" draw:style-name="gr1" draw:text-style-name="P122"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20"/>
      <text:p text:style-name="P106"><text:span text:style-name="T165">With bounds being able to be expressed simply within expression definitions, an example would be </text:span><text:span text:style-name="T247"><draw:frame text:anchor-type="as-char" svg:y="-0.296cm" draw:z-index="23" draw:name="Shape25" draw:style-name="gr1" draw:text-style-name="P122"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47"><draw:frame text:anchor-type="as-char" svg:y="-0.191cm" draw:z-index="24" draw:name="Shape26" draw:style-name="gr1" draw:text-style-name="P122"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47"><text:s/>is bound. If a variable is not bound it is considered free with an expression not being preceded by a </text:span><text:span text:style-name="T247"><draw:frame text:anchor-type="as-char" svg:y="-0.296cm" draw:z-index="25" draw:name="Shape27" draw:style-name="gr1" draw:text-style-name="P122"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47"><text:s/>also being considered free. </text:span><text:span text:style-name="T248">An example of a free variable would be </text:span><text:span text:style-name="Source_20_Text"><text:span text:style-name="T248"><draw:frame text:anchor-type="as-char" svg:y="-0.296cm" draw:z-index="26" draw:name="Shape28" draw:style-name="gr1" draw:text-style-name="P122"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0">. </text:span></text:span><text:span text:style-name="Source_20_Text"><text:span text:style-name="T260"><draw:frame text:anchor-type="as-char" svg:y="-0.208cm" draw:z-index="27" draw:name="Shape29" draw:style-name="gr1" draw:text-style-name="P122"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0"><text:s/>is free as </text:span></text:span><text:span text:style-name="Source_20_Text"><text:span text:style-name="T260"><draw:frame text:anchor-type="as-char" svg:y="-0.328cm" draw:z-index="28" draw:name="Shape30" draw:style-name="gr1" draw:text-style-name="P122"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0"><text:s/>binds </text:span></text:span><text:span text:style-name="Source_20_Text"><text:span text:style-name="T260"><draw:frame text:anchor-type="as-char" svg:y="-0.191cm" draw:z-index="29" draw:name="Shape31" draw:style-name="gr1" draw:text-style-name="P122"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0"><text:s/>to the scope of </text:span></text:span><text:span text:style-name="Source_20_Text"><text:span text:style-name="T260"><draw:frame text:anchor-type="as-char" svg:y="-0.208cm" draw:z-index="30" draw:name="Shape32" draw:style-name="gr1" draw:text-style-name="P122"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0"><text:s/>however y is not included within the definition of the bind.</text:span></text:span></text:p>
      <text:p text:style-name="P106"><text:span text:style-name="Source_20_Text"><text:span text:style-name="T260"/></text:span></text:p>
      <text:p text:style-name="P108"><text:span text:style-name="Source_20_Text"><text:span text:style-name="T261">Calculations can be performed in LC. As an example say we wish to define a set of </text:span></text:span><text:span text:style-name="Source_20_Text"><text:span text:style-name="T261"><draw:frame text:anchor-type="as-char" svg:y="-0.328cm" draw:z-index="31" draw:name="Shape33" draw:style-name="gr1" draw:text-style-name="P122"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1"><text:s/>numbers and we have a function with the following definition: </text:span></text:span><text:span text:style-name="Source_20_Text"><text:span text:style-name="T261"><draw:frame text:anchor-type="as-char" svg:y="-0.328cm" draw:z-index="32" draw:name="Shape34" draw:style-name="gr1" draw:text-style-name="P122"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61">. </text:span></text:span><text:span text:style-name="Source_20_Text"><text:span text:style-name="T262">We can define the </text:span></text:span><text:span text:style-name="Source_20_Text"><text:span text:style-name="T262"><draw:frame text:anchor-type="as-char" svg:y="-0.328cm" draw:z-index="33" draw:name="Shape35" draw:style-name="gr1" draw:text-style-name="P122"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62"><text:s/>numbers as follows :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107"><text:span text:style-name="Source_20_Text"><text:span text:style-name="T262"><text:tab/><text:tab/><text:tab/><text:tab/><text:tab/></text:span></text:span><text:span text:style-name="Source_20_Text"><text:span text:style-name="T262"><draw:frame text:anchor-type="as-char" svg:y="0.236cm" draw:z-index="34" draw:name="Shape36" draw:style-name="gr1" draw:text-style-name="P122"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07"><text:span text:style-name="Source_20_Text"><text:span text:style-name="T263"/></text:span></text:p>
      <text:p text:style-name="P109"><text:span text:style-name="Source_20_Text"><text:span text:style-name="T265">All necessary computational processes can also be defined within LC such as addition, multiplication, recursion, logical operators and conditionals. </text:span></text:span><text:span text:style-name="Source_20_Text"><text:span text:style-name="T263">(</text:span></text:span><text:span text:style-name="Source_20_Text"><text:span text:style-name="T264">Rojas, R. (n.d.</text:span></text:span><text:span text:style-name="Source_20_Text"><text:span text:style-name="T263">)) </text:span></text:span></text:p>
      <text:p text:style-name="P21"><text:span text:style-name="Source_20_Text"><text:span text:style-name="T266"/></text:span></text:p>
      <text:p text:style-name="P112"><text:span text:style-name="T166"/></text:p>
      <text:p text:style-name="P22">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1"><text:soft-page-break/><text:span text:style-name="T166"/></text:p>
      <text:p text:style-name="P111"><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1"><text:span text:style-name="T166"/></text:p>
      <text:p text:style-name="P113"><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11"><text:span text:style-name="T166"/></text:p>
      <text:p text:style-name="P121"><text:span text:style-name="T166">T</text:span><text:span text:style-name="T172">he source code of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21"><text:span text:style-name="T171"/></text:p>
      <text:p text:style-name="P121"><text:span text:style-name="T179">As the source language is written as a set of Sexpr’s, the complier produces an Abstract Syntax Tree (AST) of atoms or list</text:span><text:span text:style-name="T180">s</text:span><text:span text:style-name="T179">. This is done in order to abstract away any unnecessary 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0"/>
      <text:p text:style-name="P34">Conclusion</text:p>
      <text:p text:style-name="P34"/>
      <text:p text:style-name="P34">References</text:p>
      <text:p text:style-name="P25"><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5">https://www.researchgate.net/publication/351762702_An_Overview_of_Compiler_Construction</text:span></text:a></text:p>
      <text:p text:style-name="P25"/>
      <text:p text:style-name="P26"><text:soft-page-break/><text:span text:style-name="T7">Dartmouth University </text:span><text:span text:style-name="T5">, </text:span><text:span text:style-name="T8">(</text:span><text:span text:style-name="T5">2022</text:span><text:span text:style-name="T8">)</text:span><text:span text:style-name="T5"> , Math 29: Halting Problems</text:span></text:p>
      <text:p text:style-name="P26"><text:a xlink:type="simple" xlink:href="https://math.dartmouth.edu/~m29s22/files/420.pdf" text:style-name="Internet_20_link" text:visited-style-name="Visited_20_Internet_20_Link"><text:span text:style-name="T5">https://math.dartmouth.edu/~m29s22/files/420.pdf</text:span></text:a></text:p>
      <text:p text:style-name="P26"/>
      <text:p text:style-name="P26">S. Phalke <text:span text:style-name="T219">et al (2022)</text:span> "Big-O Time Complexity Analysis Of Algorithm," 2022 International Conference on Signal and Information Processing (IConSIP), Pune, India, 2022, pp. 1-5, doi: 10.1109/ICoNSIP49665.2022.10007469.</text:p>
      <text:p text:style-name="P26"><text:a xlink:type="simple" xlink:href="https://ieeexplore.ieee.org/document/10007469" text:style-name="Internet_20_link" text:visited-style-name="Visited_20_Internet_20_Link">https://ieeexplore.ieee.org/document/10007469</text:a></text:p>
      <text:p text:style-name="P26"/>
      <text:p text:style-name="P44">Elsevie<text:span text:style-name="T224">r (2009) </text:span>Dronacharya College of Engineering Gurugram LL and LR PARSERs</text:p>
      <text:p text:style-name="P26"><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6"/>
      <text:p text:style-name="P26">Carol Critchlow &amp; David J. Eck Hobart <text:span text:style-name="T225">(n.d) </text:span>4.1: Context-free Grammars </text:p>
      <text:p text:style-name="P26"/>
      <text:p text:style-name="P26"><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6"><text:a xlink:type="simple" xlink:href="https://www-2.dc.uba.ar/staff/becher/Hopcroft-Motwani-Ullman-2001.pdf" text:style-name="Internet_20_link" text:visited-style-name="Visited_20_Internet_20_Link">https://www-2.dc.uba.ar/staff/becher/Hopcroft-Motwani-Ullman-2001.pdf</text:a></text:p>
      <text:p text:style-name="P26"/>
      <text:p text:style-name="P26"/>
      <text:p text:style-name="P26">MUKUL RATHI <text:span text:style-name="T227">(2020) Creating the Bolt Compiler: Part 4 An accessible introduction to type theory and implementing a type-checker</text:span></text:p>
      <text:p text:style-name="P26"><text:a xlink:type="simple" xlink:href="https://mukulrathi.com/create-your-own-programming-language/intro-to-type-checking/" text:style-name="Internet_20_link" text:visited-style-name="Visited_20_Internet_20_Link">https://mukulrathi.com/create-your-own-programming-language/intro-to-type-checking/</text:a></text:p>
      <text:p text:style-name="P26"/>
      <text:p text:style-name="P26"/>
      <text:p text:style-name="P26">Cornell Computer Science Department <text:span text:style-name="T229">(n.d) </text:span>CS 4110 – Programming Languages and Logics Lecture #8: Denotational Semantics Examples</text:p>
      <text:p text:style-name="P26"><text:a xlink:type="simple" xlink:href="https://www.cs.cornell.edu/courses/cs4110/2018fa/lectures/lecture08.pdf" text:style-name="Internet_20_link" text:visited-style-name="Visited_20_Internet_20_Link">https://www.cs.cornell.edu/courses/cs4110/2018fa/lectures/lecture08.pdf</text:a></text:p>
      <text:p text:style-name="P26"/>
      <text:p text:style-name="P66">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5">(<text:a xlink:type="simple" xlink:href="https://www.sciencedirect.com/science/article/pii/S0898122197001843" text:style-name="Internet_20_link" text:visited-style-name="Visited_20_Internet_20_Link">https://www.sciencedirect.com/science/article/pii/S0898122197001843</text:a>)</text:p>
      <text:p text:style-name="P65"/>
      <text:p text:style-name="P65">Schrijver, A. (2011). <text:span text:style-name="T220">Theory of linear and integer programming</text:span>. Chichester ; Weinheim: Wiley.</text:p>
      <text:p text:style-name="P65"/>
      <text:p text:style-name="P97">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7"/>
      <text:p text:style-name="P103">Gavanelli, M. and Mancini, T. (2010). Preface. Fundamenta Informaticae, 102(3-4). doi:<text:a xlink:type="simple" xlink:href="https://doi.org/10.3233/fi-2010-306" text:style-name="Internet_20_link" text:visited-style-name="Visited_20_Internet_20_Link">https://doi.org/10.3233/fi-2010-306</text:a></text:p>
      <text:p text:style-name="P103"/>
      <text:p text:style-name="P105">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5"/>
      <text:p text:style-name="P105"><text:bookmark text:name="CITEREFAlcorn2022"/><text:span text:style-name="Citation">Alcorn, Paul (2022). </text:span><text:a xlink:type="simple" xlink:href="https://www.tomshardware.com/news/intel-amd-4q-2021-2022-market-share-desktop-notebook-server-x86" text:style-name="Internet_20_link" text:visited-style-name="Visited_20_Internet_20_Link"><text:span text:style-name="Citation">"AMD Sets All-Time CPU Market Share Record as Intel Gains in Desktop and Notebook PCs"</text:span></text:a><text:span text:style-name="Citation">. </text:span><text:a xlink:type="simple" xlink:href="https://en.wikipedia.org/wiki/Tom%27s_Hardware" text:style-name="Internet_20_link" text:visited-style-name="Visited_20_Internet_20_Link"><text:span text:style-name="Citation">Tom's Hardware</text:span></text:a><text:span text:style-name="Citation">.</text:span></text:p>
      <text:p text:style-name="P105"/>
      <text:p text:style-name="P39"><text:soft-page-break/>Appendices </text:p>
      <text:p text:style-name="P98"/>
      <text:p text:style-name="P98">Appendix 1, FA Lexer Pseudocode :</text:p>
      <text:p text:style-name="P100"><text:span text:style-name="Strong_20_Emphasis"><text:span text:style-name="T226">DEFINE Token Types:</text:span></text:span></text:p>
      <text:p text:style-name="P100"><text:span text:style-name="Strong_20_Emphasis"><text:span text:style-name="T226"><text:s text:c="2"/>IF, THEN, ELSE, PRINT, TRUE, FALSE, SEMICOLON, EOF, INVALID</text:span></text:span></text:p>
      <text:p text:style-name="P100"><text:span text:style-name="Strong_20_Emphasis"><text:span text:style-name="T226"/></text:span></text:p>
      <text:p text:style-name="P100"><text:span text:style-name="Strong_20_Emphasis"><text:span text:style-name="T226">DEFINE Token:</text:span></text:span></text:p>
      <text:p text:style-name="P100"><text:span text:style-name="Strong_20_Emphasis"><text:span text:style-name="T226"><text:s text:c="2"/>type <text:s/>: TokenType</text:span></text:span></text:p>
      <text:p text:style-name="P100"><text:span text:style-name="Strong_20_Emphasis"><text:span text:style-name="T226"><text:s text:c="2"/>value : string</text:span></text:span></text:p>
      <text:p text:style-name="P100"><text:span text:style-name="Strong_20_Emphasis"><text:span text:style-name="T226"/></text:span></text:p>
      <text:p text:style-name="P100"><text:span text:style-name="Strong_20_Emphasis"><text:span text:style-name="T226">FUNCTION Lexer(input):</text:span></text:span></text:p>
      <text:p text:style-name="P100"><text:span text:style-name="Strong_20_Emphasis"><text:span text:style-name="T226"><text:s text:c="2"/>tokens = []</text:span></text:span></text:p>
      <text:p text:style-name="P100"><text:span text:style-name="Strong_20_Emphasis"><text:span text:style-name="T226"><text:s text:c="2"/>index = 0</text:span></text:span></text:p>
      <text:p text:style-name="P100"><text:span text:style-name="Strong_20_Emphasis"><text:span text:style-name="T226"/></text:span></text:p>
      <text:p text:style-name="P100"><text:span text:style-name="Strong_20_Emphasis"><text:span text:style-name="T226"><text:s text:c="2"/>WHILE index &lt; length of input:</text:span></text:span></text:p>
      <text:p text:style-name="P100"><text:span text:style-name="Strong_20_Emphasis"><text:span text:style-name="T226"><text:s text:c="4"/>SKIP whitespace</text:span></text:span></text:p>
      <text:p text:style-name="P100"><text:span text:style-name="Strong_20_Emphasis"><text:span text:style-name="T226"/></text:span></text:p>
      <text:p text:style-name="P100"><text:span text:style-name="Strong_20_Emphasis"><text:span text:style-name="T226"><text:s text:c="4"/>word = next word or character from input</text:span></text:span></text:p>
      <text:p text:style-name="P100"><text:span text:style-name="Strong_20_Emphasis"><text:span text:style-name="T226"/></text:span></text:p>
      <text:p text:style-name="P100"><text:span text:style-name="Strong_20_Emphasis"><text:span text:style-name="T226"><text:s text:c="4"/>SWITCH word:</text:span></text:span></text:p>
      <text:p text:style-name="P100"><text:span text:style-name="Strong_20_Emphasis"><text:span text:style-name="T226"><text:s text:c="6"/>CASE "if": <text:s text:c="8"/>ADD Token(IF, "if") to tokens</text:span></text:span></text:p>
      <text:p text:style-name="P100"><text:span text:style-name="Strong_20_Emphasis"><text:span text:style-name="T226"><text:s text:c="6"/>CASE "then": <text:s text:c="6"/>ADD Token(THEN, "then")</text:span></text:span></text:p>
      <text:p text:style-name="P100"><text:span text:style-name="Strong_20_Emphasis"><text:span text:style-name="T226"><text:s text:c="6"/>CASE "else": <text:s text:c="6"/>ADD Token(ELSE, "else")</text:span></text:span></text:p>
      <text:p text:style-name="P100"><text:span text:style-name="Strong_20_Emphasis"><text:span text:style-name="T226"><text:s text:c="6"/>CASE "print": <text:s text:c="5"/>ADD Token(PRINT, "print")</text:span></text:span></text:p>
      <text:p text:style-name="P100"><text:span text:style-name="Strong_20_Emphasis"><text:span text:style-name="T226"><text:s text:c="6"/>CASE "true": <text:s text:c="6"/>ADD Token(TRUE, "true")</text:span></text:span></text:p>
      <text:p text:style-name="P100"><text:span text:style-name="Strong_20_Emphasis"><text:span text:style-name="T226"><text:s text:c="6"/>CASE "false": <text:s text:c="5"/>ADD Token(FALSE, "false")</text:span></text:span></text:p>
      <text:p text:style-name="P100"><text:span text:style-name="Strong_20_Emphasis"><text:span text:style-name="T226"><text:s text:c="6"/>CASE ";": <text:s text:c="9"/>ADD Token(SEMICOLON, ";")</text:span></text:span></text:p>
      <text:p text:style-name="P100"><text:span text:style-name="Strong_20_Emphasis"><text:span text:style-name="T226"><text:s text:c="6"/>CASE "": <text:s text:c="10"/>ADD Token(EOF, "EOF")</text:span></text:span></text:p>
      <text:p text:style-name="P100"><text:span text:style-name="Strong_20_Emphasis"><text:span text:style-name="T226"><text:s text:c="6"/>DEFAULT: <text:s text:c="10"/>ADD Token(INVALID, word)</text:span></text:span></text:p>
      <text:p text:style-name="P100"><text:span text:style-name="Strong_20_Emphasis"><text:span text:style-name="T226"><text:s text:c="2"/>RETURN tokens</text:span></text:span></text:p>
      <text:p text:style-name="P100"><text:span text:style-name="Strong_20_Emphasis"><text:span text:style-name="T226"/></text:span></text:p>
      <text:p text:style-name="P100"><text:span text:style-name="Strong_20_Emphasis"><text:span text:style-name="T226">GLOBAL:</text:span></text:span></text:p>
      <text:p text:style-name="P100"><text:span text:style-name="Strong_20_Emphasis"><text:span text:style-name="T226"><text:s text:c="2"/>tokens = []</text:span></text:span></text:p>
      <text:p text:style-name="P100"><text:span text:style-name="Strong_20_Emphasis"><text:span text:style-name="T226"><text:s text:c="2"/>current = 0</text:span></text:span></text:p>
      <text:p text:style-name="P100"><text:span text:style-name="Strong_20_Emphasis"><text:span text:style-name="T226"/></text:span></text:p>
      <text:p text:style-name="P100"><text:span text:style-name="Strong_20_Emphasis"><text:span text:style-name="T226">FUNCTION Match(expectedType):</text:span></text:span></text:p>
      <text:p text:style-name="P100"><text:span text:style-name="Strong_20_Emphasis"><text:span text:style-name="T226"><text:s text:c="2"/>IF tokens[current].type == expectedType:</text:span></text:span></text:p>
      <text:p text:style-name="P100"><text:span text:style-name="Strong_20_Emphasis"><text:span text:style-name="T226"><text:s text:c="4"/>current = current + 1</text:span></text:span></text:p>
      <text:p text:style-name="P100"><text:span text:style-name="Strong_20_Emphasis"><text:span text:style-name="T226"><text:s text:c="2"/>ELSE:</text:span></text:span></text:p>
      <text:p text:style-name="P100"><text:span text:style-name="Strong_20_Emphasis"><text:span text:style-name="T226"><text:s text:c="4"/>ERROR: Unexpected token</text:span></text:span></text:p>
      <text:p text:style-name="P100"><text:span text:style-name="Strong_20_Emphasis"><text:span text:style-name="T226"/></text:span></text:p>
      <text:p text:style-name="P100"><text:span text:style-name="Strong_20_Emphasis"><text:span text:style-name="T226">FUNCTION E(): <text:s/></text:span></text:span></text:p>
      <text:p text:style-name="P100"><text:span text:style-name="Strong_20_Emphasis"><text:span text:style-name="T226"><text:s text:c="2"/>IF current token is TRUE or FALSE:</text:span></text:span></text:p>
      <text:p text:style-name="P100"><text:span text:style-name="Strong_20_Emphasis"><text:span text:style-name="T226"><text:s text:c="4"/>current = current + 1</text:span></text:span></text:p>
      <text:p text:style-name="P100"><text:span text:style-name="Strong_20_Emphasis"><text:span text:style-name="T226"><text:s text:c="2"/>ELSE:</text:span></text:span></text:p>
      <text:p text:style-name="P100"><text:span text:style-name="Strong_20_Emphasis"><text:span text:style-name="T226"><text:s text:c="4"/>ERROR: Invalid expression</text:span></text:span></text:p>
      <text:p text:style-name="P100"><text:span text:style-name="Strong_20_Emphasis"><text:span text:style-name="T226"/></text:span></text:p>
      <text:p text:style-name="P100"><text:span text:style-name="Strong_20_Emphasis"><text:span text:style-name="T226">FUNCTION S(): </text:span></text:span></text:p>
      <text:p text:style-name="P100"><text:span text:style-name="Strong_20_Emphasis"><text:span text:style-name="T226"><text:s text:c="2"/>SWITCH current token:</text:span></text:span></text:p>
      <text:p text:style-name="P100"><text:span text:style-name="Strong_20_Emphasis"><text:span text:style-name="T226"><text:s text:c="4"/>CASE IF:</text:span></text:span></text:p>
      <text:p text:style-name="P100"><text:span text:style-name="Strong_20_Emphasis"><text:span text:style-name="T226"><text:s text:c="6"/>Match(IF)</text:span></text:span></text:p>
      <text:p text:style-name="P100"><text:span text:style-name="Strong_20_Emphasis"><text:span text:style-name="T226"><text:s text:c="6"/>E()</text:span></text:span></text:p>
      <text:p text:style-name="P100"><text:span text:style-name="Strong_20_Emphasis"><text:span text:style-name="T226"><text:s text:c="6"/>Match(THEN)</text:span></text:span></text:p>
      <text:p text:style-name="P100"><text:span text:style-name="Strong_20_Emphasis"><text:span text:style-name="T226"><text:s text:c="6"/>S()</text:span></text:span></text:p>
      <text:p text:style-name="P100"><text:span text:style-name="Strong_20_Emphasis"><text:span text:style-name="T226"><text:s text:c="6"/>Match(ELSE)</text:span></text:span></text:p>
      <text:p text:style-name="P100"><text:span text:style-name="Strong_20_Emphasis"><text:span text:style-name="T226"><text:s text:c="6"/>S()</text:span></text:span></text:p>
      <text:p text:style-name="P100"><text:span text:style-name="Strong_20_Emphasis"><text:span text:style-name="T226"><text:s text:c="4"/>CASE PRINT:</text:span></text:span></text:p>
      <text:p text:style-name="P100"><text:span text:style-name="Strong_20_Emphasis"><text:span text:style-name="T226"><text:s text:c="6"/>Match(PRINT)</text:span></text:span></text:p>
      <text:p text:style-name="P100"><text:span text:style-name="Strong_20_Emphasis"><text:span text:style-name="T226"><text:s text:c="6"/>Match(SEMICOLON)</text:span></text:span></text:p>
      <text:p text:style-name="P100"><text:span text:style-name="Strong_20_Emphasis"><text:span text:style-name="T226"><text:s text:c="4"/>DEFAULT:</text:span></text:span></text:p>
      <text:p text:style-name="P100"><text:span text:style-name="Strong_20_Emphasis"><text:span text:style-name="T226"><text:s text:c="6"/>ERROR: Invalid statement</text:span></text:span></text:p>
      <text:p text:style-name="P100"><text:soft-page-break/><text:span text:style-name="Strong_20_Emphasis"><text:span text:style-name="T226"/></text:span></text:p>
      <text:p text:style-name="P100"><text:span text:style-name="Strong_20_Emphasis"><text:span text:style-name="T226">FUNCTION ParseProgram():</text:span></text:span></text:p>
      <text:p text:style-name="P100"><text:span text:style-name="Strong_20_Emphasis"><text:span text:style-name="T226"><text:s text:c="2"/>CALL S()</text:span></text:span></text:p>
      <text:p text:style-name="P100"><text:span text:style-name="Strong_20_Emphasis"><text:span text:style-name="T226"><text:s text:c="2"/>IF current token is not EOF:</text:span></text:span></text:p>
      <text:p text:style-name="P100"><text:span text:style-name="Strong_20_Emphasis"><text:span text:style-name="T226"><text:s text:c="4"/>ERROR: Unexpected extra tokens</text:span></text:span></text:p>
      <text:p text:style-name="P100"><text:span text:style-name="Strong_20_Emphasis"><text:span text:style-name="T226"><text:s text:c="2"/>ELSE:</text:span></text:span></text:p>
      <text:p text:style-name="P100"><text:span text:style-name="Strong_20_Emphasis"><text:span text:style-name="T226"><text:s text:c="4"/>PRINT "Parsing successful"</text:span></text:span></text:p>
      <text:p text:style-name="P100"><text:span text:style-name="Strong_20_Emphasis"><text:span text:style-name="T226"/></text:span></text:p>
      <text:p text:style-name="P100"><text:span text:style-name="Strong_20_Emphasis"><text:span text:style-name="T226">MAIN:</text:span></text:span></text:p>
      <text:p text:style-name="P100"><text:span text:style-name="Strong_20_Emphasis"><text:span text:style-name="T226"><text:s text:c="2"/>input = "if true then print; else print;"</text:span></text:span></text:p>
      <text:p text:style-name="P100"><text:span text:style-name="Strong_20_Emphasis"><text:span text:style-name="T226"><text:s text:c="2"/>tokens = Lexer(input)</text:span></text:span></text:p>
      <text:p text:style-name="P100"><text:span text:style-name="Strong_20_Emphasis"><text:span text:style-name="T226"><text:s text:c="2"/>Print tokens for debugging</text:span></text:span></text:p>
      <text:p text:style-name="P100"><text:span text:style-name="Strong_20_Emphasis"><text:span text:style-name="T226"><text:s text:c="2"/>ParseProgram() </text:span></text:span></text:p>
      <text:p text:style-name="P99"><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72">2</text:span>, <text:span text:style-name="T272">Compiler Pipeline</text:span> :</text:p>
      <text:p text:style-name="P119"/>
      <text:p text:style-name="P120">Appendix <text:span text:style-name="T273">3, Compiler Source Code :</text:span></text:p>
      <text:p text:style-name="P120"><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8-18T15:55:27.620885655</dc:date>
    <meta:editing-duration>PT14H13M30S</meta:editing-duration>
    <meta:editing-cycles>431</meta:editing-cycles>
    <meta:generator>LibreOffice/24.2.7.2$Linux_X86_64 LibreOffice_project/420$Build-2</meta:generator>
    <meta:document-statistic meta:table-count="2" meta:image-count="1" meta:object-count="0" meta:page-count="14" meta:paragraph-count="274" meta:word-count="4435" meta:character-count="27805" meta:non-whitespace-character-count="22616"/>
  </office:meta>
</office:document-meta>
</file>